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13.107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4.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 style:data-style-name="N100"/>
    <style:style style:name="T1" style:family="text">
      <style:text-properties fo:color="#c5000b"/>
    </style:style>
    <style:style style:name="T2" style:family="text">
      <style:text-properties fo:color="#008000"/>
    </style:style>
    <style:style style:name="T3" style:family="text"/>
  </office:automatic-styles>
  <office:body>
    <office:spreadsheet>
      <table:table table:name="Stage2B_K1K3_FNSub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3" office:value-type="string" calcext:value-type="string">
            <text:p>OrigFullname</text:p>
          </table:table-cell>
          <table:table-cell table:style-name="ce3" office:value-type="string" calcext:value-type="string">
            <text:p>KEY1</text:p>
          </table:table-cell>
          <table:table-cell table:style-name="ce3" office:value-type="string" calcext:value-type="string">
            <text:p>KEY3</text:p>
          </table:table-cell>
          <table:table-cell table:style-name="ce3" office:value-type="string" calcext:value-type="string">
            <text:p>DuplicCountKEY3</text:p>
          </table:table-cell>
          <table:table-cell table:style-name="ce3" office:value-type="string" calcext:value-type="string">
            <text:p>DupK3WithUID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OrigRecordID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OrigPartyOrRiding</text:p>
          </table:table-cell>
          <table:table-cell office:value-type="string" calcext:value-type="string">
            <text:p>ContribDate</text:p>
          </table:table-cell>
          <table:table-cell office:value-type="string" calcext:value-type="string">
            <text:p>AmountDolla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rovinceCode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CleanFull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é-Noël KeyOneOK</text:p>
          </table:table-cell>
          <table:table-cell office:value-type="string" calcext:value-type="string">
            <text:p>andrenoel keyoneok|G5R3X8|Bloc</text:p>
          </table:table-cell>
          <table:table-cell office:value-type="string" calcext:value-type="string">
            <text:p>andrenoel|G5R3X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5" office:value-type="string" calcext:value-type="string">
            <text:p>2013-10-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ivière-du-Loup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R3X8</text:p>
          </table:table-cell>
          <table:table-cell office:value-type="string" calcext:value-type="string">
            <text:p>andrenoel keyone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nçois A. KeyOneMid</text:p>
          </table:table-cell>
          <table:table-cell office:value-type="string" calcext:value-type="string">
            <text:p>francois a keyonemid|J0Y2M0|Bloc</text:p>
          </table:table-cell>
          <table:table-cell office:value-type="string" calcext:value-type="string">
            <text:p>francois|J0Y2M0|Bl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5" office:value-type="string" calcext:value-type="string">
            <text:p>2012-07-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enneterr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0Y2M0</text:p>
          </table:table-cell>
          <table:table-cell office:value-type="string" calcext:value-type="string">
            <text:p>francois a keyonem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nçois XY. KeyOneMid</text:p>
          </table:table-cell>
          <table:table-cell office:value-type="string" calcext:value-type="string">
            <text:p>francois xy keyonemid|J0Y2M0|Bloc</text:p>
          </table:table-cell>
          <table:table-cell office:value-type="string" calcext:value-type="string">
            <text:p>francois|J0Y2M0|Blo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TestCase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5" office:value-type="string" calcext:value-type="string">
            <text:p>2012-12-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neterr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0Y2M0</text:p>
          </table:table-cell>
          <table:table-cell office:value-type="string" calcext:value-type="string">
            <text:p>francois xy keyonem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élène KOnePostCode</text:p>
          </table:table-cell>
          <table:table-cell office:value-type="string" calcext:value-type="string">
            <text:p>helene konepostcode|x1x1x1|Bloc</text:p>
          </table:table-cell>
          <table:table-cell office:value-type="string" calcext:value-type="string">
            <text:p>helene|x1x1x1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Verchères--Les Patriotes</text:p>
          </table:table-cell>
          <table:table-cell table:style-name="ce5" office:value-type="string" calcext:value-type="string">
            <text:p>2013-05-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x1x1x1</text:p>
          </table:table-cell>
          <table:table-cell office:value-type="string" calcext:value-type="string">
            <text:p>helene konepostcod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élène KOnePostCode</text:p>
          </table:table-cell>
          <table:table-cell office:value-type="string" calcext:value-type="string">
            <text:p>helene konepostcode|G5J1R4|Bloc</text:p>
          </table:table-cell>
          <table:table-cell office:value-type="string" calcext:value-type="string">
            <text:p>helene|G5J1R4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e Haute-Gaspésie--La Mitis--Matane--Matapédia</text:p>
          </table:table-cell>
          <table:table-cell table:style-name="ce5" office:value-type="string" calcext:value-type="string">
            <text:p>2013-11-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J1R4</text:p>
          </table:table-cell>
          <table:table-cell office:value-type="string" calcext:value-type="string">
            <text:p>helene konepostcod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éphane KOneParty</text:p>
          </table:table-cell>
          <table:table-cell office:value-type="string" calcext:value-type="string">
            <text:p>stephane koneparty|R2H1T1|Green</text:p>
          </table:table-cell>
          <table:table-cell office:value-type="string" calcext:value-type="string">
            <text:p>stephane|R2H1T1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int Boniface Federal Green Party Association</text:p>
          </table:table-cell>
          <table:table-cell table:style-name="ce5" office:value-type="string" calcext:value-type="string">
            <text:p>2008-09-2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2H1T1</text:p>
          </table:table-cell>
          <table:table-cell office:value-type="string" calcext:value-type="string">
            <text:p>stephane konepar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éphane KOneParty</text:p>
          </table:table-cell>
          <table:table-cell office:value-type="string" calcext:value-type="string">
            <text:p>stephane koneparty|R2H1T1|Liberal</text:p>
          </table:table-cell>
          <table:table-cell office:value-type="string" calcext:value-type="string">
            <text:p>stephane|R2H1T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innipeg South Centre Federal Liberal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2H1T1</text:p>
          </table:table-cell>
          <table:table-cell office:value-type="string" calcext:value-type="string">
            <text:p>stephane konepar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an SoundEx</text:p>
          </table:table-cell>
          <table:table-cell office:value-type="string" calcext:value-type="string">
            <text:p>johan soundex|V9R4L2|NDP</text:p>
          </table:table-cell>
          <table:table-cell office:value-type="string" calcext:value-type="string">
            <text:p>johan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5" office:value-type="string" calcext:value-type="string">
            <text:p>2013-01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han sounde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hn SoundEx</text:p>
          </table:table-cell>
          <table:table-cell office:value-type="string" calcext:value-type="string">
            <text:p>john soundex|V9R4L2|NDP</text:p>
          </table:table-cell>
          <table:table-cell office:value-type="string" calcext:value-type="string">
            <text:p>john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5" office:value-type="string" calcext:value-type="string">
            <text:p>2013-10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hn sounde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e SoundExn</text:p>
          </table:table-cell>
          <table:table-cell office:value-type="string" calcext:value-type="string">
            <text:p>joe soundexn|V9R4L2|NDP</text:p>
          </table:table-cell>
          <table:table-cell office:value-type="string" calcext:value-type="string">
            <text:p>joe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5" office:value-type="string" calcext:value-type="string">
            <text:p>2013-11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e soundexn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Joseph SoundEx</text:p>
          </table:table-cell>
          <table:table-cell office:value-type="string" calcext:value-type="string">
            <text:p>joseph soundex|V9R4L2|NDP</text:p>
          </table:table-cell>
          <table:table-cell office:value-type="string" calcext:value-type="string">
            <text:p>joseph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5" office:value-type="string" calcext:value-type="string">
            <text:p>2013-09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seph soundex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llan SoundEx</text:p>
          </table:table-cell>
          <table:table-cell office:value-type="string" calcext:value-type="string">
            <text:p>allan soundex|S7J2M8|Green</text:p>
          </table:table-cell>
          <table:table-cell office:value-type="string" calcext:value-type="string">
            <text:p><text:span text:style-name="T1">alan</text:span>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anich--Gulf Islands Green Party EDA</text:p>
          </table:table-cell>
          <table:table-cell table:style-name="ce5" office:value-type="string" calcext:value-type="string">
            <text:p>2013-10-2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lan soundex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len SoundEx</text:p>
          </table:table-cell>
          <table:table-cell office:value-type="string" calcext:value-type="string">
            <text:p>alen soundex|S7J2M8|Green</text:p>
          </table:table-cell>
          <table:table-cell office:value-type="string" calcext:value-type="string">
            <text:p><text:span text:style-name="T1">alen</text:span>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anich--Gulf Islands Green Party EDA</text:p>
          </table:table-cell>
          <table:table-cell table:style-name="ce5" office:value-type="string" calcext:value-type="string">
            <text:p>2013-12-2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en soundex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lain SoundEx</text:p>
          </table:table-cell>
          <table:table-cell office:value-type="string" calcext:value-type="string">
            <text:p>alain soundex|S7J2M8|Green</text:p>
          </table:table-cell>
          <table:table-cell office:value-type="string" calcext:value-type="string">
            <text:p><text:span text:style-name="T1">alain</text:span>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5" office:value-type="string" calcext:value-type="string">
            <text:p>2013-03-1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ain soundex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lin SoundEx</text:p>
          </table:table-cell>
          <table:table-cell office:value-type="string" calcext:value-type="string">
            <text:p>alin soundex|S7J2M8|Green</text:p>
          </table:table-cell>
          <table:table-cell office:value-type="string" calcext:value-type="string">
            <text:p><text:span text:style-name="T1">alin</text:span>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5" office:value-type="string" calcext:value-type="string">
            <text:p>2013-04-3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in soundex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line SoundEx</text:p>
          </table:table-cell>
          <table:table-cell office:value-type="string" calcext:value-type="string">
            <text:p>aline soundex|S7J2M8|Green</text:p>
          </table:table-cell>
          <table:table-cell office:value-type="string" calcext:value-type="string">
            <text:p><text:span text:style-name="T1">aline</text:span>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5" office:value-type="string" calcext:value-type="string">
            <text:p>2013-05-3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ine soundex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lanis SoundEx</text:p>
          </table:table-cell>
          <table:table-cell office:value-type="string" calcext:value-type="string">
            <text:p>alanis soundex|S7J2M8|Green</text:p>
          </table:table-cell>
          <table:table-cell office:value-type="string" calcext:value-type="string">
            <text:p><text:span text:style-name="T1">alanis</text:span>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5" office:value-type="string" calcext:value-type="string">
            <text:p>2013-07-3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anis soundex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chael SoundEx</text:p>
          </table:table-cell>
          <table:table-cell office:value-type="string" calcext:value-type="string">
            <text:p>michael soundex|J9P4T5|Bloc</text:p>
          </table:table-cell>
          <table:table-cell office:value-type="string" calcext:value-type="string">
            <text:p><text:span text:style-name="T2">michael</text:span>|J9P4T5|Blo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ael soundex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kael SoundEx</text:p>
          </table:table-cell>
          <table:table-cell office:value-type="string" calcext:value-type="string">
            <text:p>mikael soundex|J9P4T5|Bloc</text:p>
          </table:table-cell>
          <table:table-cell office:value-type="string" calcext:value-type="string">
            <text:p><text:span text:style-name="T2">michael</text:span>|J9P4T5|Bloc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5" office:value-type="string" calcext:value-type="string">
            <text:p>2013-11-2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ael soundex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chel SoundEx</text:p>
          </table:table-cell>
          <table:table-cell office:value-type="string" calcext:value-type="string">
            <text:p>michel soundex|J9P4T5|Bloc</text:p>
          </table:table-cell>
          <table:table-cell office:value-type="string" calcext:value-type="string">
            <text:p><text:span text:style-name="T2">michael</text:span>|J9P4T5|Bloc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00TestCase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5" office:value-type="string" calcext:value-type="string">
            <text:p>2013-10-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el soundex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ke SoundEx</text:p>
          </table:table-cell>
          <table:table-cell office:value-type="string" calcext:value-type="string">
            <text:p>mike soundex|J9P4T5|Bloc</text:p>
          </table:table-cell>
          <table:table-cell office:value-type="string" calcext:value-type="string">
            <text:p><text:span text:style-name="T2">michael</text:span>|J9P4T5|Bloc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00TestCases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e soundex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ichelle SoundEx</text:p>
          </table:table-cell>
          <table:table-cell office:value-type="string" calcext:value-type="string">
            <text:p>michelle soundex|J9P4T5|Bloc</text:p>
          </table:table-cell>
          <table:table-cell office:value-type="string" calcext:value-type="string">
            <text:p><text:span text:style-name="T3">michelle</text:span>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5" office:value-type="string" calcext:value-type="string">
            <text:p>2012-12-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elle sounde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kaela SoundEx</text:p>
          </table:table-cell>
          <table:table-cell office:value-type="string" calcext:value-type="string">
            <text:p>mikaela soundex|J9P4T5|Bloc</text:p>
          </table:table-cell>
          <table:table-cell office:value-type="string" calcext:value-type="string">
            <text:p>mikaela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5" office:value-type="string" calcext:value-type="string">
            <text:p>2012-12-2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aela soundex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hilips SoundEx</text:p>
          </table:table-cell>
          <table:table-cell office:value-type="string" calcext:value-type="string">
            <text:p>philips soundex|N0R1B0|Conservative</text:p>
          </table:table-cell>
          <table:table-cell office:value-type="string" calcext:value-type="string">
            <text:p><text:span text:style-name="T2">philips</text:span>|N0R1B0|Conserva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5" office:value-type="string" calcext:value-type="string">
            <text:p>2013-06-2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ips soundex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hilippe SoundEx</text:p>
          </table:table-cell>
          <table:table-cell office:value-type="string" calcext:value-type="string">
            <text:p>philippe soundex|N0R1B0|Conservative</text:p>
          </table:table-cell>
          <table:table-cell office:value-type="string" calcext:value-type="string">
            <text:p><text:span text:style-name="T2">philips</text:span>|N0R1B0|Conservative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00TestCases.csv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5" office:value-type="string" calcext:value-type="string">
            <text:p>2013-04-0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ippe soundex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hil SoundEx</text:p>
          </table:table-cell>
          <table:table-cell office:value-type="string" calcext:value-type="string">
            <text:p>phil soundex|N0R1B0|Conservative</text:p>
          </table:table-cell>
          <table:table-cell office:value-type="string" calcext:value-type="string">
            <text:p><text:span text:style-name="T2">philips</text:span>|N0R1B0|Conservative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00TestCases.csv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5" office:value-type="string" calcext:value-type="string">
            <text:p>2013-09-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 soundex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hUlPOs SoundEx</text:p>
          </table:table-cell>
          <table:table-cell office:value-type="string" calcext:value-type="string">
            <text:p>phulpos soundex|N0R1B0|Conservative</text:p>
          </table:table-cell>
          <table:table-cell office:value-type="string" calcext:value-type="string">
            <text:p><text:span text:style-name="T1">phulpos</text:span>|N0R1B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5" office:value-type="string" calcext:value-type="string">
            <text:p>2013-05-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ulpos soundex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homas SimilarFN</text:p>
          </table:table-cell>
          <table:table-cell office:value-type="string" calcext:value-type="string">
            <text:p>thomas similarfn|K0J1S0|Green</text:p>
          </table:table-cell>
          <table:table-cell office:value-type="string" calcext:value-type="string">
            <text:p><text:span text:style-name="T2">thomas</text:span>|K0J1S0|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5" office:value-type="string" calcext:value-type="string">
            <text:p>2013-03-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thomas similarfn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om SimilarFN</text:p>
          </table:table-cell>
          <table:table-cell office:value-type="string" calcext:value-type="string">
            <text:p>tom similarfn|K0J1S0|Green</text:p>
          </table:table-cell>
          <table:table-cell office:value-type="string" calcext:value-type="string">
            <text:p><text:span text:style-name="T2">thomas</text:span>|K0J1S0|Green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00TestCases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5" office:value-type="string" calcext:value-type="string">
            <text:p>2013-02-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tom similarfn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Kenneth SimilarFN</text:p>
          </table:table-cell>
          <table:table-cell office:value-type="string" calcext:value-type="string">
            <text:p>kenneth similarfn|L3Y4Y8|Green</text:p>
          </table:table-cell>
          <table:table-cell office:value-type="string" calcext:value-type="string">
            <text:p><text:span text:style-name="T2">kenneth</text:span>|L3Y4Y8|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ewmarket--Aurora Federal Green Party Association</text:p>
          </table:table-cell>
          <table:table-cell table:style-name="ce5" office:value-type="string" calcext:value-type="string">
            <text:p>2013-02-2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3Y4Y8</text:p>
          </table:table-cell>
          <table:table-cell office:value-type="string" calcext:value-type="string">
            <text:p>kenneth similarfn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Ken SimilarFN</text:p>
          </table:table-cell>
          <table:table-cell office:value-type="string" calcext:value-type="string">
            <text:p>ken similarfn|L3Y4Y8|Green</text:p>
          </table:table-cell>
          <table:table-cell office:value-type="string" calcext:value-type="string">
            <text:p><text:span text:style-name="T2">kenneth</text:span>|L3Y4Y8|Green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00TestCases.cs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ewmarket--Aurora Federal Green Party Association</text:p>
          </table:table-cell>
          <table:table-cell table:style-name="ce5" office:value-type="string" calcext:value-type="string">
            <text:p>2013-05-2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3Y4Y8</text:p>
          </table:table-cell>
          <table:table-cell office:value-type="string" calcext:value-type="string">
            <text:p>ken similarfn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lexander SimilarFN</text:p>
          </table:table-cell>
          <table:table-cell office:value-type="string" calcext:value-type="string">
            <text:p>alexander similarfn|K7L4E8|Liberal</text:p>
          </table:table-cell>
          <table:table-cell office:value-type="string" calcext:value-type="string">
            <text:p><text:span text:style-name="T2">alexander</text:span>|K7L4E8|Libe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5" office:value-type="string" calcext:value-type="string">
            <text:p>2013-04-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ander similarfn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lexanDRE SimilarFN</text:p>
          </table:table-cell>
          <table:table-cell office:value-type="string" calcext:value-type="string">
            <text:p>alexandre similarfn|K7L4E8|Liberal</text:p>
          </table:table-cell>
          <table:table-cell office:value-type="string" calcext:value-type="string">
            <text:p><text:span text:style-name="T2">alexander</text:span>|K7L4E8|Liberal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00TestCases.csv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5" office:value-type="string" calcext:value-type="string">
            <text:p>2013-05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andre similarfn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lex SimilarFN</text:p>
          </table:table-cell>
          <table:table-cell office:value-type="string" calcext:value-type="string">
            <text:p>alex similarfn|K7L4E8|Liberal</text:p>
          </table:table-cell>
          <table:table-cell office:value-type="string" calcext:value-type="string">
            <text:p><text:span text:style-name="T2">alexander</text:span>|K7L4E8|Liberal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00TestCases.csv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5" office:value-type="string" calcext:value-type="string">
            <text:p>2013-07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 similarf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 SimilarFN</text:p>
          </table:table-cell>
          <table:table-cell office:value-type="string" calcext:value-type="string">
            <text:p>al similarfn|K7L4E8|Liberal</text:p>
          </table:table-cell>
          <table:table-cell office:value-type="string" calcext:value-type="string">
            <text:p>al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 similarf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bert SimilarFN</text:p>
          </table:table-cell>
          <table:table-cell office:value-type="string" calcext:value-type="string">
            <text:p>albert similarfn|K7L4E8|Liberal</text:p>
          </table:table-cell>
          <table:table-cell office:value-type="string" calcext:value-type="string">
            <text:p>albert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bert similarfn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ictor SimilarFN</text:p>
          </table:table-cell>
          <table:table-cell office:value-type="string" calcext:value-type="string">
            <text:p>victor similarfn|H2V3P8|Liberal</text:p>
          </table:table-cell>
          <table:table-cell office:value-type="string" calcext:value-type="string">
            <text:p><text:span text:style-name="T2">victor</text:span>|H2V3P8|Lib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5" office:value-type="string" calcext:value-type="string">
            <text:p>2013-08-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ctor similarfn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ktor SimilarFN</text:p>
          </table:table-cell>
          <table:table-cell office:value-type="string" calcext:value-type="string">
            <text:p>viktor similarfn|H2V3P8|Liberal</text:p>
          </table:table-cell>
          <table:table-cell office:value-type="string" calcext:value-type="string">
            <text:p><text:span text:style-name="T2">victor</text:span>|H2V3P8|Liberal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00TestCases.csv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5" office:value-type="string" calcext:value-type="string">
            <text:p>2013-09-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ktor similarfn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iuctior SimilarFN</text:p>
          </table:table-cell>
          <table:table-cell office:value-type="string" calcext:value-type="string">
            <text:p>viuctior similarfn|H2V3P8|Liberal</text:p>
          </table:table-cell>
          <table:table-cell office:value-type="string" calcext:value-type="string">
            <text:p><text:span text:style-name="T1">viuctior</text:span>|H2V3P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5" office:value-type="string" calcext:value-type="string">
            <text:p>2013-10-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uctior similarf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ic SimilarFN</text:p>
          </table:table-cell>
          <table:table-cell office:value-type="string" calcext:value-type="string">
            <text:p>vic similarfn|H2V3P8|Liberal</text:p>
          </table:table-cell>
          <table:table-cell office:value-type="string" calcext:value-type="string">
            <text:p><text:span text:style-name="T2">victor</text:span>|H2V3P8|Liberal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00TestCases.csv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office:value-type="string" calcext:value-type="string">
            <text:p>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c similarfn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ik SimilarFN</text:p>
          </table:table-cell>
          <table:table-cell office:value-type="string" calcext:value-type="string">
            <text:p>vik similarfn|H2V3P8|Liberal</text:p>
          </table:table-cell>
          <table:table-cell office:value-type="string" calcext:value-type="string">
            <text:p><text:span text:style-name="T2">victor</text:span>|H2V3P8|Liberal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00TestCases.csv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5" office:value-type="string" calcext:value-type="string">
            <text:p>2013-12-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k similarf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ànçois B. L'évêquë</text:p>
          </table:table-cell>
          <table:table-cell office:value-type="string" calcext:value-type="string">
            <text:p>francois b leveque|G8M5H1|Bloc</text:p>
          </table:table-cell>
          <table:table-cell office:value-type="string" calcext:value-type="string">
            <text:p>francois|G8M5H1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5" office:value-type="string" calcext:value-type="string">
            <text:p>2013-10-1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stassin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M5H1</text:p>
          </table:table-cell>
          <table:table-cell office:value-type="string" calcext:value-type="string">
            <text:p>francois b leveque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élène SoundEx</text:p>
          </table:table-cell>
          <table:table-cell office:value-type="string" calcext:value-type="string">
            <text:p>helene soundex|G8H2H8|Bloc</text:p>
          </table:table-cell>
          <table:table-cell office:value-type="string" calcext:value-type="string">
            <text:p><text:span text:style-name="T1">helene</text:span>|G8H2H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5" office:value-type="string" calcext:value-type="string">
            <text:p>2013-05-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e soundex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élèn SoundEx</text:p>
          </table:table-cell>
          <table:table-cell office:value-type="string" calcext:value-type="string">
            <text:p>helen soundex|G8H2H8|Bloc</text:p>
          </table:table-cell>
          <table:table-cell office:value-type="string" calcext:value-type="string">
            <text:p><text:span text:style-name="T1">helen</text:span>|G8H2H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5" office:value-type="string" calcext:value-type="string">
            <text:p>2013-06-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 sounde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lena SoundEx</text:p>
          </table:table-cell>
          <table:table-cell office:value-type="string" calcext:value-type="string">
            <text:p>helena soundex|G8H2H8|Bloc</text:p>
          </table:table-cell>
          <table:table-cell office:value-type="string" calcext:value-type="string">
            <text:p>helena|G8H2H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5" office:value-type="string" calcext:value-type="string">
            <text:p>2013-08-2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a sounde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elnee SoundEx</text:p>
          </table:table-cell>
          <table:table-cell office:value-type="string" calcext:value-type="string">
            <text:p>helnee soundex|G8H2H8|Bloc</text:p>
          </table:table-cell>
          <table:table-cell office:value-type="string" calcext:value-type="string">
            <text:p>helnee|G8H2H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5" office:value-type="string" calcext:value-type="string">
            <text:p>2013-10-3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nee sounde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érôme SoundEx</text:p>
          </table:table-cell>
          <table:table-cell office:value-type="string" calcext:value-type="string">
            <text:p>jerome soundex|J7Y2E7|Bloc</text:p>
          </table:table-cell>
          <table:table-cell office:value-type="string" calcext:value-type="string">
            <text:p>jerome|J7Y2E7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5" office:value-type="string" calcext:value-type="string">
            <text:p>2012-12-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erome soundex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érmôe SoundEx</text:p>
          </table:table-cell>
          <table:table-cell office:value-type="string" calcext:value-type="string">
            <text:p>jermoe soundex|J7Y2E7|Bloc</text:p>
          </table:table-cell>
          <table:table-cell office:value-type="string" calcext:value-type="string">
            <text:p>jermoe|J7Y2E7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5" office:value-type="string" calcext:value-type="string">
            <text:p>2013-04-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ermoe sounde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rémôe SoundEx</text:p>
          </table:table-cell>
          <table:table-cell office:value-type="string" calcext:value-type="string">
            <text:p>jremoe soundex|J7Y2E7|Bloc</text:p>
          </table:table-cell>
          <table:table-cell office:value-type="string" calcext:value-type="string">
            <text:p>jremoe|J7Y2E7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5" office:value-type="string" calcext:value-type="string">
            <text:p>2013-06-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remoe sounde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-Jacques St-Eustache</text:p>
          </table:table-cell>
          <table:table-cell office:value-type="string" calcext:value-type="string">
            <text:p>jeanjacques steustache|G6P5B8|Bloc</text:p>
          </table:table-cell>
          <table:table-cell office:value-type="string" calcext:value-type="string">
            <text:p>jeanjacques|G6P5B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5" office:value-type="string" calcext:value-type="string">
            <text:p>2013-10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ctoriavill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P5B8</text:p>
          </table:table-cell>
          <table:table-cell office:value-type="string" calcext:value-type="string">
            <text:p>jeanjacques steustach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rançois Beaufort</text:p>
          </table:table-cell>
          <table:table-cell office:value-type="string" calcext:value-type="string">
            <text:p>francois beaufort|J1Z1V8|Bloc</text:p>
          </table:table-cell>
          <table:table-cell office:value-type="string" calcext:value-type="string">
            <text:p>francois|J1Z1V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rummond</text:p>
          </table:table-cell>
          <table:table-cell table:style-name="ce5" office:value-type="string" calcext:value-type="string">
            <text:p>2013-12-1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Cyrille-de-Wendove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1Z1V8</text:p>
          </table:table-cell>
          <table:table-cell office:value-type="string" calcext:value-type="string">
            <text:p>francois beaufor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éal rg Grondin</text:p>
          </table:table-cell>
          <table:table-cell office:value-type="string" calcext:value-type="string">
            <text:p>real rg grondin|G6L1R5|Bloc</text:p>
          </table:table-cell>
          <table:table-cell office:value-type="string" calcext:value-type="string">
            <text:p>real|G6L1R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Mégantic--L'Érable</text:p>
          </table:table-cell>
          <table:table-cell table:style-name="ce5" office:value-type="string" calcext:value-type="string">
            <text:p>2013-03-1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ac Méganti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L1R5</text:p>
          </table:table-cell>
          <table:table-cell office:value-type="string" calcext:value-type="string">
            <text:p>real rg grond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icole Pelletier</text:p>
          </table:table-cell>
          <table:table-cell office:value-type="string" calcext:value-type="string">
            <text:p>nicole pelletier|G5L8C6|Bloc</text:p>
          </table:table-cell>
          <table:table-cell office:value-type="string" calcext:value-type="string">
            <text:p>nicole|G5L8C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mouski-Neigette--Témiscouata--Les Basques</text:p>
          </table:table-cell>
          <table:table-cell table:style-name="ce5" office:value-type="string" calcext:value-type="string">
            <text:p>2013-12-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L8C6</text:p>
          </table:table-cell>
          <table:table-cell office:value-type="string" calcext:value-type="string">
            <text:p>nicole pelleti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hibald Aquilino</text:p>
          </table:table-cell>
          <table:table-cell office:value-type="string" calcext:value-type="string">
            <text:p>archibald aquilino|H3M2Y8|Bloc</text:p>
          </table:table-cell>
          <table:table-cell office:value-type="string" calcext:value-type="string">
            <text:p>archibald|H3M2Y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5" office:value-type="string" calcext:value-type="string">
            <text:p>2013-06-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M2Y8</text:p>
          </table:table-cell>
          <table:table-cell office:value-type="string" calcext:value-type="string">
            <text:p>archibald aquilin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lette Cartier</text:p>
          </table:table-cell>
          <table:table-cell office:value-type="string" calcext:value-type="string">
            <text:p>colette cartier|H7P0A6|Bloc</text:p>
          </table:table-cell>
          <table:table-cell office:value-type="string" calcext:value-type="string">
            <text:p>colette|H7P0A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5" office:value-type="string" calcext:value-type="string">
            <text:p>2013-11-2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P0A6</text:p>
          </table:table-cell>
          <table:table-cell office:value-type="string" calcext:value-type="string">
            <text:p>colette carti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ger Demarrais</text:p>
          </table:table-cell>
          <table:table-cell office:value-type="string" calcext:value-type="string">
            <text:p>roger demarrais|H7A4C6|Bloc</text:p>
          </table:table-cell>
          <table:table-cell office:value-type="string" calcext:value-type="string">
            <text:p>roger|H7A4C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5" office:value-type="string" calcext:value-type="string">
            <text:p>2013-10-1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A4C6</text:p>
          </table:table-cell>
          <table:table-cell office:value-type="string" calcext:value-type="string">
            <text:p>roger demarra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ouise Sérat</text:p>
          </table:table-cell>
          <table:table-cell office:value-type="string" calcext:value-type="string">
            <text:p>louise serat|H7K2P5|Bloc</text:p>
          </table:table-cell>
          <table:table-cell office:value-type="string" calcext:value-type="string">
            <text:p>louise|H7K2P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5" office:value-type="string" calcext:value-type="string">
            <text:p>2013-05-2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K2P5</text:p>
          </table:table-cell>
          <table:table-cell office:value-type="string" calcext:value-type="string">
            <text:p>louise sera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ul PA Pierrefite</text:p>
          </table:table-cell>
          <table:table-cell office:value-type="string" calcext:value-type="string">
            <text:p>paul pa pierrefite|H3A0A4|Bloc</text:p>
          </table:table-cell>
          <table:table-cell office:value-type="string" calcext:value-type="string">
            <text:p>paul|H3A0A4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5" office:value-type="string" calcext:value-type="string">
            <text:p>2013-10-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A0A4</text:p>
          </table:table-cell>
          <table:table-cell office:value-type="string" calcext:value-type="string">
            <text:p>paul pa pierrefi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onel LB Avalon</text:p>
          </table:table-cell>
          <table:table-cell office:value-type="string" calcext:value-type="string">
            <text:p>lionel lb avalon|H3A0A4|Bloc</text:p>
          </table:table-cell>
          <table:table-cell office:value-type="string" calcext:value-type="string">
            <text:p>lionel|H3A0A4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5" office:value-type="string" calcext:value-type="string">
            <text:p>2013-09-1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A0A4</text:p>
          </table:table-cell>
          <table:table-cell office:value-type="string" calcext:value-type="string">
            <text:p>lionel lb aval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uline PB Gagnon</text:p>
          </table:table-cell>
          <table:table-cell office:value-type="string" calcext:value-type="string">
            <text:p>pauline pb gagnon|G0M1T0|Bloc</text:p>
          </table:table-cell>
          <table:table-cell office:value-type="string" calcext:value-type="string">
            <text:p>pauline|G0M1T0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5" office:value-type="string" calcext:value-type="string">
            <text:p>2013-09-1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aint-Gédéon-de-Be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M1T0</text:p>
          </table:table-cell>
          <table:table-cell office:value-type="string" calcext:value-type="string">
            <text:p>pauline pb gagn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édérique FM Metthénoïs</text:p>
          </table:table-cell>
          <table:table-cell office:value-type="string" calcext:value-type="string">
            <text:p>frederique fm metthenois|G0P1C0|Bloc</text:p>
          </table:table-cell>
          <table:table-cell office:value-type="string" calcext:value-type="string">
            <text:p>frederique|G0P1C0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5" office:value-type="string" calcext:value-type="string">
            <text:p>2013-10-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tre-Dame-de-Ham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P1C0</text:p>
          </table:table-cell>
          <table:table-cell office:value-type="string" calcext:value-type="string">
            <text:p>frederique fm mettheno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ris SimilarFN</text:p>
          </table:table-cell>
          <table:table-cell office:value-type="string" calcext:value-type="string">
            <text:p>chris similarfn|N3T5L8|Conservative</text:p>
          </table:table-cell>
          <table:table-cell office:value-type="string" calcext:value-type="string">
            <text:p>christopher|N3T5L8|Conserva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5" office:value-type="string" calcext:value-type="string">
            <text:p>2013-11-1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 similarf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ristophe SimilarFN</text:p>
          </table:table-cell>
          <table:table-cell office:value-type="string" calcext:value-type="string">
            <text:p>christophe similarfn|N3T5L8|Conservative</text:p>
          </table:table-cell>
          <table:table-cell office:value-type="string" calcext:value-type="string">
            <text:p>christopher|N3T5L8|Conservative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nservativeTEST.cs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5" office:value-type="string" calcext:value-type="string">
            <text:p>2013-12-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tophe similarf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ristian SimilarFN</text:p>
          </table:table-cell>
          <table:table-cell office:value-type="string" calcext:value-type="string">
            <text:p>christian similarfn|N3T5L8|Conservative</text:p>
          </table:table-cell>
          <table:table-cell office:value-type="string" calcext:value-type="string">
            <text:p>christopher|N3T5L8|Conservative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nservativeTEST.csv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5" office:value-type="string" calcext:value-type="string">
            <text:p>2013-12-1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tian similarf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l D Cornell</text:p>
          </table:table-cell>
          <table:table-cell office:value-type="string" calcext:value-type="string">
            <text:p>mel d cornell|V0H1V3|Conservative</text:p>
          </table:table-cell>
          <table:table-cell office:value-type="string" calcext:value-type="string">
            <text:p>mel|V0H1V3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itish Columbia Southern Interior Conservative Association</text:p>
          </table:table-cell>
          <table:table-cell table:style-name="ce5" office:value-type="string" calcext:value-type="string">
            <text:p>2013-12-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soyoos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0H1V3</text:p>
          </table:table-cell>
          <table:table-cell office:value-type="string" calcext:value-type="string">
            <text:p>mel d corne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ristopher B Graham</text:p>
          </table:table-cell>
          <table:table-cell office:value-type="string" calcext:value-type="string">
            <text:p>christopher b graham|V1L6N2|Conservative</text:p>
          </table:table-cell>
          <table:table-cell office:value-type="string" calcext:value-type="string">
            <text:p>christopher|V1L6N2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itish Columbia Southern Interior Conservative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1L6N2</text:p>
          </table:table-cell>
          <table:table-cell office:value-type="string" calcext:value-type="string">
            <text:p>christopher b graha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ale Marmaid</text:p>
          </table:table-cell>
          <table:table-cell office:value-type="string" calcext:value-type="string">
            <text:p>dale marmaid|N0P2C0|Conservative</text:p>
          </table:table-cell>
          <table:table-cell office:value-type="string" calcext:value-type="string">
            <text:p>dale|N0P2C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5" office:value-type="string" calcext:value-type="string">
            <text:p>2013-12-2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idgetow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P2C0</text:p>
          </table:table-cell>
          <table:table-cell office:value-type="string" calcext:value-type="string">
            <text:p>dale marmai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m Forest</text:p>
          </table:table-cell>
          <table:table-cell office:value-type="string" calcext:value-type="string">
            <text:p>tom forest|N7M6M3|Conservative</text:p>
          </table:table-cell>
          <table:table-cell office:value-type="string" calcext:value-type="string">
            <text:p>thomas|N7M6M3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5" office:value-type="string" calcext:value-type="string">
            <text:p>2013-12-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7M6M3</text:p>
          </table:table-cell>
          <table:table-cell office:value-type="string" calcext:value-type="string">
            <text:p>tom fore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nry Stepniakos</text:p>
          </table:table-cell>
          <table:table-cell office:value-type="string" calcext:value-type="string">
            <text:p>henry stepniakos|N7M5Y9|Conservative</text:p>
          </table:table-cell>
          <table:table-cell office:value-type="string" calcext:value-type="string">
            <text:p>henry|N7M5Y9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5" office:value-type="string" calcext:value-type="string">
            <text:p>2013-12-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7M5Y9</text:p>
          </table:table-cell>
          <table:table-cell office:value-type="string" calcext:value-type="string">
            <text:p>henry stepniak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rrence Freemann</text:p>
          </table:table-cell>
          <table:table-cell office:value-type="string" calcext:value-type="string">
            <text:p>terrence freemann|V0K1H0|Conservative</text:p>
          </table:table-cell>
          <table:table-cell office:value-type="string" calcext:value-type="string">
            <text:p>terrence|V0K1H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illiwack--Fraser Canyon Conservative Association</text:p>
          </table:table-cell>
          <table:table-cell table:style-name="ce5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che Creek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0K1H0</text:p>
          </table:table-cell>
          <table:table-cell office:value-type="string" calcext:value-type="string">
            <text:p>terrence freeman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rren Princess</text:p>
          </table:table-cell>
          <table:table-cell office:value-type="string" calcext:value-type="string">
            <text:p>warren princess|V2R1K8|Conservative</text:p>
          </table:table-cell>
          <table:table-cell office:value-type="string" calcext:value-type="string">
            <text:p>warren|V2R1K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illiwack--Fraser Canyon Conservative Association</text:p>
          </table:table-cell>
          <table:table-cell table:style-name="ce5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hilliwack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R1K8</text:p>
          </table:table-cell>
          <table:table-cell office:value-type="string" calcext:value-type="string">
            <text:p>warren princes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ris J Eglinton</text:p>
          </table:table-cell>
          <table:table-cell office:value-type="string" calcext:value-type="string">
            <text:p>chris j eglinton|V2X0A1|Conservative</text:p>
          </table:table-cell>
          <table:table-cell office:value-type="string" calcext:value-type="string">
            <text:p>christopher|V2X0A1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5" office:value-type="string" calcext:value-type="string">
            <text:p>2013-12-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aple Ridg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X0A1</text:p>
          </table:table-cell>
          <table:table-cell office:value-type="string" calcext:value-type="string">
            <text:p>chris j eglint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alph H. Krugeritas</text:p>
          </table:table-cell>
          <table:table-cell office:value-type="string" calcext:value-type="string">
            <text:p>ralph h krugeritas|V2V7G5|Conservative</text:p>
          </table:table-cell>
          <table:table-cell office:value-type="string" calcext:value-type="string">
            <text:p>ralph|V2V7G5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5" office:value-type="string" calcext:value-type="string">
            <text:p>2013-12-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V7G5</text:p>
          </table:table-cell>
          <table:table-cell office:value-type="string" calcext:value-type="string">
            <text:p>ralph h krugerita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ck Peterborough</text:p>
          </table:table-cell>
          <table:table-cell office:value-type="string" calcext:value-type="string">
            <text:p>nick peterborough|V2X6W1|Conservative</text:p>
          </table:table-cell>
          <table:table-cell office:value-type="string" calcext:value-type="string">
            <text:p>nick|V2X6W1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5" office:value-type="string" calcext:value-type="string">
            <text:p>2013-12-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ple Ridg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X6W1</text:p>
          </table:table-cell>
          <table:table-cell office:value-type="string" calcext:value-type="string">
            <text:p>nick peterboroug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mes Allen</text:p>
          </table:table-cell>
          <table:table-cell office:value-type="string" calcext:value-type="string">
            <text:p>james allen|V3H5M9|Conservative</text:p>
          </table:table-cell>
          <table:table-cell office:value-type="string" calcext:value-type="string">
            <text:p>james|V3H5M9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5" office:value-type="string" calcext:value-type="string">
            <text:p>2013-03-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rt Mood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H5M9</text:p>
          </table:table-cell>
          <table:table-cell office:value-type="string" calcext:value-type="string">
            <text:p>james all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even AcmeCompany</text:p>
          </table:table-cell>
          <table:table-cell office:value-type="string" calcext:value-type="string">
            <text:p>steven acmecompany|V3K1H7|Conservative</text:p>
          </table:table-cell>
          <table:table-cell office:value-type="string" calcext:value-type="string">
            <text:p>steven|V3K1H7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5" office:value-type="string" calcext:value-type="string">
            <text:p>2013-02-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quitlam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K1H7</text:p>
          </table:table-cell>
          <table:table-cell office:value-type="string" calcext:value-type="string">
            <text:p>steven acmecompan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chael Australia</text:p>
          </table:table-cell>
          <table:table-cell office:value-type="string" calcext:value-type="string">
            <text:p>michael australia|V7W1Y8|Conservative</text:p>
          </table:table-cell>
          <table:table-cell office:value-type="string" calcext:value-type="string">
            <text:p>michael|V7W1Y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5" office:value-type="string" calcext:value-type="string">
            <text:p>2013-04-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est 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7W1Y8</text:p>
          </table:table-cell>
          <table:table-cell office:value-type="string" calcext:value-type="string">
            <text:p>michael australi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tal V. Peterson</text:p>
          </table:table-cell>
          <table:table-cell office:value-type="string" calcext:value-type="string">
            <text:p>chantal v peterson|Y1A7A2|Conservative</text:p>
          </table:table-cell>
          <table:table-cell office:value-type="string" calcext:value-type="string">
            <text:p>chantal|Y1A7A2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Yukon Conservative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hors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1A7A2</text:p>
          </table:table-cell>
          <table:table-cell office:value-type="string" calcext:value-type="string">
            <text:p>chantal v peters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rederik SimilarFN</text:p>
          </table:table-cell>
          <table:table-cell office:value-type="string" calcext:value-type="string">
            <text:p>frederik similarfn|K7K5E2|Green</text:p>
          </table:table-cell>
          <table:table-cell office:value-type="string" calcext:value-type="string">
            <text:p>frederic|K7K5E2|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5" office:value-type="string" calcext:value-type="string">
            <text:p>2013-08-2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erik similarf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edeirk SimilarFN</text:p>
          </table:table-cell>
          <table:table-cell office:value-type="string" calcext:value-type="string">
            <text:p>fredeirk similarfn|K7K5E2|Green</text:p>
          </table:table-cell>
          <table:table-cell office:value-type="string" calcext:value-type="string">
            <text:p>fredeirk|K7K5E2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5" office:value-type="string" calcext:value-type="string">
            <text:p>2013-08-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eirk similarf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red SimilarFN</text:p>
          </table:table-cell>
          <table:table-cell office:value-type="string" calcext:value-type="string">
            <text:p>fred similarfn|K7K5E2|Green</text:p>
          </table:table-cell>
          <table:table-cell office:value-type="string" calcext:value-type="string">
            <text:p>frederic|K7K5E2|Gree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enTEST.csv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5" office:value-type="string" calcext:value-type="string">
            <text:p>2013-09-1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 similarf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enneth J J Bergstrom</text:p>
          </table:table-cell>
          <table:table-cell office:value-type="string" calcext:value-type="string">
            <text:p>kenneth j j bergstrom|K2H8P6|Green</text:p>
          </table:table-cell>
          <table:table-cell office:value-type="string" calcext:value-type="string">
            <text:p>kenneth|K2H8P6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2H8P6</text:p>
          </table:table-cell>
          <table:table-cell office:value-type="string" calcext:value-type="string">
            <text:p>kenneth j j bergstro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e Ann V Cotton</text:p>
          </table:table-cell>
          <table:table-cell office:value-type="string" calcext:value-type="string">
            <text:p>lee ann v cotton|V8M1E9|Green</text:p>
          </table:table-cell>
          <table:table-cell office:value-type="string" calcext:value-type="string">
            <text:p>lee|V8M1E9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5" office:value-type="string" calcext:value-type="string">
            <text:p>2013-02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ntwood Ba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8M1E9</text:p>
          </table:table-cell>
          <table:table-cell office:value-type="string" calcext:value-type="string">
            <text:p>lee ann v cott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iel Brockman</text:p>
          </table:table-cell>
          <table:table-cell office:value-type="string" calcext:value-type="string">
            <text:p>ariel brockman|V8T3Y7|UNKNOWN</text:p>
          </table:table-cell>
          <table:table-cell office:value-type="string" calcext:value-type="string">
            <text:p>ariel|V8T3Y7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PC Victoria EDA</text:p>
          </table:table-cell>
          <table:table-cell table:style-name="ce5" office:value-type="string" calcext:value-type="string">
            <text:p>2013-02-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8T3Y7</text:p>
          </table:table-cell>
          <table:table-cell office:value-type="string" calcext:value-type="string">
            <text:p>ariel brockm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m R Miodownik</text:p>
          </table:table-cell>
          <table:table-cell office:value-type="string" calcext:value-type="string">
            <text:p>tom r miodownik|N5C3J7|Green</text:p>
          </table:table-cell>
          <table:table-cell office:value-type="string" calcext:value-type="string">
            <text:p>thomas|N5C3J7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xford Federal Green Party Association</text:p>
          </table:table-cell>
          <table:table-cell table:style-name="ce5" office:value-type="string" calcext:value-type="string">
            <text:p>2013-12-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5C3J7</text:p>
          </table:table-cell>
          <table:table-cell office:value-type="string" calcext:value-type="string">
            <text:p>tom r miodowni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llan O Thorsten</text:p>
          </table:table-cell>
          <table:table-cell office:value-type="string" calcext:value-type="string">
            <text:p>allan o thorsten|R0G1G0|Green</text:p>
          </table:table-cell>
          <table:table-cell office:value-type="string" calcext:value-type="string">
            <text:p>alan|R0G1G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ortage Lisgar Federal Green Party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Manito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G1G0</text:p>
          </table:table-cell>
          <table:table-cell office:value-type="string" calcext:value-type="string">
            <text:p>allan o thorst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eg Patterson</text:p>
          </table:table-cell>
          <table:table-cell office:value-type="string" calcext:value-type="string">
            <text:p>greg patterson|S0G1S0|Green</text:p>
          </table:table-cell>
          <table:table-cell office:value-type="string" calcext:value-type="string">
            <text:p>greg|S0G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gina--Qu'Appelle Federal Green Party Association</text:p>
          </table:table-cell>
          <table:table-cell table:style-name="ce5" office:value-type="string" calcext:value-type="string">
            <text:p>2013-12-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rt Qu'Appelle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0G1S0</text:p>
          </table:table-cell>
          <table:table-cell office:value-type="string" calcext:value-type="string">
            <text:p>greg patters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ernard W Ratey</text:p>
          </table:table-cell>
          <table:table-cell office:value-type="string" calcext:value-type="string">
            <text:p>bernard w ratey|K0J1S0|Green</text:p>
          </table:table-cell>
          <table:table-cell office:value-type="string" calcext:value-type="string">
            <text:p>bernard|K0J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5" office:value-type="string" calcext:value-type="string">
            <text:p>2013-03-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bernard w rate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nathan R Kootenay</text:p>
          </table:table-cell>
          <table:table-cell office:value-type="string" calcext:value-type="string">
            <text:p>jonathan r kootenay|V6G2Z1|Green</text:p>
          </table:table-cell>
          <table:table-cell office:value-type="string" calcext:value-type="string">
            <text:p>jonathan|V6G2Z1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ancouver Centre Federal Green Party Electoral District Association</text:p>
          </table:table-cell>
          <table:table-cell table:style-name="ce5" office:value-type="string" calcext:value-type="string">
            <text:p>2013-01-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6G2Z1</text:p>
          </table:table-cell>
          <table:table-cell office:value-type="string" calcext:value-type="string">
            <text:p>jonathan r kootena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nald St-Etienne</text:p>
          </table:table-cell>
          <table:table-cell office:value-type="string" calcext:value-type="string">
            <text:p>donald stetienne|V6G2R8|Green</text:p>
          </table:table-cell>
          <table:table-cell office:value-type="string" calcext:value-type="string">
            <text:p>donald|V6G2R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ancouver Centre Federal Green Party Electoral District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6G2R8</text:p>
          </table:table-cell>
          <table:table-cell office:value-type="string" calcext:value-type="string">
            <text:p>donald stetienn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en Röntgen</text:p>
          </table:table-cell>
          <table:table-cell office:value-type="string" calcext:value-type="string">
            <text:p>ben rontgen|T4C1Z9|Green</text:p>
          </table:table-cell>
          <table:table-cell office:value-type="string" calcext:value-type="string">
            <text:p>ben|T4C1Z9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ild Rose Federal Green Party Association</text:p>
          </table:table-cell>
          <table:table-cell table:style-name="ce5" office:value-type="string" calcext:value-type="string">
            <text:p>2013-12-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4C1Z9</text:p>
          </table:table-cell>
          <table:table-cell office:value-type="string" calcext:value-type="string">
            <text:p>ben rontg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gelo G. SoundEx</text:p>
          </table:table-cell>
          <table:table-cell office:value-type="string" calcext:value-type="string">
            <text:p>angelo g soundex|H2E2W5|UNKNOWN</text:p>
          </table:table-cell>
          <table:table-cell office:value-type="string" calcext:value-type="string">
            <text:p>angelo|H2E2W5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5" office:value-type="string" calcext:value-type="string">
            <text:p>2013-10-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angelo g sounde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gele G. SoundEx</text:p>
          </table:table-cell>
          <table:table-cell office:value-type="string" calcext:value-type="string">
            <text:p>angele g soundex|H2E2W5|UNKNOWN</text:p>
          </table:table-cell>
          <table:table-cell office:value-type="string" calcext:value-type="string">
            <text:p>angele|H2E2W5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5" office:value-type="string" calcext:value-type="string">
            <text:p>2013-11-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angele g sounde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ngel G. SoundEx</text:p>
          </table:table-cell>
          <table:table-cell office:value-type="string" calcext:value-type="string">
            <text:p>engel g soundex|H2E2W5|UNKNOWN</text:p>
          </table:table-cell>
          <table:table-cell office:value-type="string" calcext:value-type="string">
            <text:p>engel|H2E2W5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engel g sounde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lary SoundEx</text:p>
          </table:table-cell>
          <table:table-cell office:value-type="string" calcext:value-type="string">
            <text:p>hilary soundex|J4R2N1|UNKNOWN</text:p>
          </table:table-cell>
          <table:table-cell office:value-type="string" calcext:value-type="string">
            <text:p>hilary|J4R2N1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Lambert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int-Lamber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4R2N1</text:p>
          </table:table-cell>
          <table:table-cell office:value-type="string" calcext:value-type="string">
            <text:p>hilary soundex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ilarie SoundEx</text:p>
          </table:table-cell>
          <table:table-cell office:value-type="string" calcext:value-type="string">
            <text:p>hilarie soundex|J4S1X6|UNKNOWN</text:p>
          </table:table-cell>
          <table:table-cell office:value-type="string" calcext:value-type="string">
            <text:p>hilarie|J4S1X6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Lambert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aint-Lamber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4S1X6</text:p>
          </table:table-cell>
          <table:table-cell office:value-type="string" calcext:value-type="string">
            <text:p>hilarie sound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ouis LC DupontLajoie</text:p>
          </table:table-cell>
          <table:table-cell office:value-type="string" calcext:value-type="string">
            <text:p>louis lc dupontlajoie|G9H1T3|UNKNOWN</text:p>
          </table:table-cell>
          <table:table-cell office:value-type="string" calcext:value-type="string">
            <text:p>louis|G9H1T3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Maurice--Champlain</text:p>
          </table:table-cell>
          <table:table-cell table:style-name="ce5" office:value-type="string" calcext:value-type="string">
            <text:p>2013-12-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écancou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9H1T3</text:p>
          </table:table-cell>
          <table:table-cell office:value-type="string" calcext:value-type="string">
            <text:p>louis lc dupontlajoi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ita L.C. de Fortinos</text:p>
          </table:table-cell>
          <table:table-cell office:value-type="string" calcext:value-type="string">
            <text:p>rita lc de fortinos|H2V2E9|UNKNOWN</text:p>
          </table:table-cell>
          <table:table-cell office:value-type="string" calcext:value-type="string">
            <text:p>rita|H2V2E9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Outremont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2E9</text:p>
          </table:table-cell>
          <table:table-cell office:value-type="string" calcext:value-type="string">
            <text:p>rita lc de fortino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émi-Henri Poincaré</text:p>
          </table:table-cell>
          <table:table-cell office:value-type="string" calcext:value-type="string">
            <text:p>remihenri poincare|G0C1G0|UNKNOWN</text:p>
          </table:table-cell>
          <table:table-cell office:value-type="string" calcext:value-type="string">
            <text:p>remihenri|G0C1G0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Gaspésie--Îles-de-la-Madeleine</text:p>
          </table:table-cell>
          <table:table-cell table:style-name="ce5" office:value-type="string" calcext:value-type="string">
            <text:p>2013-10-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p d'Espoi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C1G0</text:p>
          </table:table-cell>
          <table:table-cell office:value-type="string" calcext:value-type="string">
            <text:p>remihenri poincar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xandre Chouinard</text:p>
          </table:table-cell>
          <table:table-cell office:value-type="string" calcext:value-type="string">
            <text:p>alexandre chouinard|G1S4Z6|UNKNOWN</text:p>
          </table:table-cell>
          <table:table-cell office:value-type="string" calcext:value-type="string">
            <text:p>alexander|G1S4Z6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Gaspésie--Îles-de-la-Madeleine</text:p>
          </table:table-cell>
          <table:table-cell table:style-name="ce5" office:value-type="string" calcext:value-type="string">
            <text:p>2013-12-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1S4Z6</text:p>
          </table:table-cell>
          <table:table-cell office:value-type="string" calcext:value-type="string">
            <text:p>alexandre chouinar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bert J. McDonaldson</text:p>
          </table:table-cell>
          <table:table-cell office:value-type="string" calcext:value-type="string">
            <text:p>robert j mcdonaldson|B3S1M3|Liberal</text:p>
          </table:table-cell>
          <table:table-cell office:value-type="string" calcext:value-type="string">
            <text:p>robert|B3S1M3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Halifax West Liberal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3S1M3</text:p>
          </table:table-cell>
          <table:table-cell office:value-type="string" calcext:value-type="string">
            <text:p>robert j mcdonalds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hirley L. McLain</text:p>
          </table:table-cell>
          <table:table-cell office:value-type="string" calcext:value-type="string">
            <text:p>shirley l mclain|B4A3B6|Liberal</text:p>
          </table:table-cell>
          <table:table-cell office:value-type="string" calcext:value-type="string">
            <text:p>shirley|B4A3B6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Halifax West Liberal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4A3B6</text:p>
          </table:table-cell>
          <table:table-cell office:value-type="string" calcext:value-type="string">
            <text:p>shirley l mclai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ouis de Broglie</text:p>
          </table:table-cell>
          <table:table-cell office:value-type="string" calcext:value-type="string">
            <text:p>louis de broglie|K0K1L0|Liberal</text:p>
          </table:table-cell>
          <table:table-cell office:value-type="string" calcext:value-type="string">
            <text:p>louis|K0K1L0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CARRYING PLAC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K1L0</text:p>
          </table:table-cell>
          <table:table-cell office:value-type="string" calcext:value-type="string">
            <text:p>louis de brogli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anley Dewalt</text:p>
          </table:table-cell>
          <table:table-cell office:value-type="string" calcext:value-type="string">
            <text:p>stanley dewalt|K8P0A1|Liberal</text:p>
          </table:table-cell>
          <table:table-cell office:value-type="string" calcext:value-type="string">
            <text:p>stanley|K8P0A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5" office:value-type="string" calcext:value-type="string">
            <text:p>2013-05-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8P0A1</text:p>
          </table:table-cell>
          <table:table-cell office:value-type="string" calcext:value-type="string">
            <text:p>stanley dewal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d A. Wright</text:p>
          </table:table-cell>
          <table:table-cell office:value-type="string" calcext:value-type="string">
            <text:p>rod a wright|E2J2X2|Liberal</text:p>
          </table:table-cell>
          <table:table-cell office:value-type="string" calcext:value-type="string">
            <text:p>rod|E2J2X2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5" office:value-type="string" calcext:value-type="string">
            <text:p>2013-12-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J2X2</text:p>
          </table:table-cell>
          <table:table-cell office:value-type="string" calcext:value-type="string">
            <text:p>rod a wrigh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obert L. Caynes</text:p>
          </table:table-cell>
          <table:table-cell office:value-type="string" calcext:value-type="string">
            <text:p>robert l caynes|E2K1P4|Liberal</text:p>
          </table:table-cell>
          <table:table-cell office:value-type="string" calcext:value-type="string">
            <text:p>robert|E2K1P4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K1P4</text:p>
          </table:table-cell>
          <table:table-cell office:value-type="string" calcext:value-type="string">
            <text:p>robert l cay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ames Morrison</text:p>
          </table:table-cell>
          <table:table-cell office:value-type="string" calcext:value-type="string">
            <text:p>james morrison|E2L2B3|Liberal</text:p>
          </table:table-cell>
          <table:table-cell office:value-type="string" calcext:value-type="string">
            <text:p>james|E2L2B3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L2B3</text:p>
          </table:table-cell>
          <table:table-cell office:value-type="string" calcext:value-type="string">
            <text:p>james morriso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iovanni Castello</text:p>
          </table:table-cell>
          <table:table-cell office:value-type="string" calcext:value-type="string">
            <text:p>giovanni castello|H1P1A2|Liberal</text:p>
          </table:table-cell>
          <table:table-cell office:value-type="string" calcext:value-type="string">
            <text:p>giovanni|H1P1A2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5" office:value-type="string" calcext:value-type="string">
            <text:p>2013-12-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1P1A2</text:p>
          </table:table-cell>
          <table:table-cell office:value-type="string" calcext:value-type="string">
            <text:p>giovanni castell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oger Schrödinger</text:p>
          </table:table-cell>
          <table:table-cell office:value-type="string" calcext:value-type="string">
            <text:p>roger schrodinger|H4B1E5|Liberal</text:p>
          </table:table-cell>
          <table:table-cell office:value-type="string" calcext:value-type="string">
            <text:p>roger|H4B1E5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5" office:value-type="string" calcext:value-type="string">
            <text:p>2013-12-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4B1E5</text:p>
          </table:table-cell>
          <table:table-cell office:value-type="string" calcext:value-type="string">
            <text:p>roger schroding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oger Schrödinger</text:p>
          </table:table-cell>
          <table:table-cell office:value-type="string" calcext:value-type="string">
            <text:p>roger schrodinger|H2A2E1|Liberal</text:p>
          </table:table-cell>
          <table:table-cell office:value-type="string" calcext:value-type="string">
            <text:p>roger|H2A2E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5" office:value-type="string" calcext:value-type="string">
            <text:p>2013-12-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A2E1</text:p>
          </table:table-cell>
          <table:table-cell office:value-type="string" calcext:value-type="string">
            <text:p>roger schroding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rie-Thérèse A. Möët-Târôt</text:p>
          </table:table-cell>
          <table:table-cell office:value-type="string" calcext:value-type="string">
            <text:p>marietherese a moettarot|L1J5L7|Liberal</text:p>
          </table:table-cell>
          <table:table-cell office:value-type="string" calcext:value-type="string">
            <text:p>marietherese|L1J5L7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hitby--Oshawa Federal Liberal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Oshaw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1J5L7</text:p>
          </table:table-cell>
          <table:table-cell office:value-type="string" calcext:value-type="string">
            <text:p>marietherese a moettaro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rtine Friedman</text:p>
          </table:table-cell>
          <table:table-cell office:value-type="string" calcext:value-type="string">
            <text:p>martine friedman|S3N2P9|Liberal</text:p>
          </table:table-cell>
          <table:table-cell office:value-type="string" calcext:value-type="string">
            <text:p>martine|S3N2P9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orkton--Melville Federal Liberal Association</text:p>
          </table:table-cell>
          <table:table-cell table:style-name="ce5" office:value-type="string" calcext:value-type="string">
            <text:p>2013-05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orkt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3N2P9</text:p>
          </table:table-cell>
          <table:table-cell office:value-type="string" calcext:value-type="string">
            <text:p>martine friedma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asimir Friedman</text:p>
          </table:table-cell>
          <table:table-cell office:value-type="string" calcext:value-type="string">
            <text:p>kasimir friedman|S3N2P9|Liberal</text:p>
          </table:table-cell>
          <table:table-cell office:value-type="string" calcext:value-type="string">
            <text:p>kasimir|S3N2P9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orkton--Melville Federal Liberal Association</text:p>
          </table:table-cell>
          <table:table-cell table:style-name="ce5" office:value-type="string" calcext:value-type="string">
            <text:p>2013-05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orkt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3N2P9</text:p>
          </table:table-cell>
          <table:table-cell office:value-type="string" calcext:value-type="string">
            <text:p>kasimir friedma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. Kirk Cameron</text:p>
          </table:table-cell>
          <table:table-cell office:value-type="string" calcext:value-type="string">
            <text:p>h kirk cameron|Y1A1Z1|Liberal</text:p>
          </table:table-cell>
          <table:table-cell office:value-type="string" calcext:value-type="string">
            <text:p>h|Y1A1Z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ukon Liberal Association</text:p>
          </table:table-cell>
          <table:table-cell table:style-name="ce5" office:value-type="string" calcext:value-type="string">
            <text:p>2013-03-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itehors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1A1Z1</text:p>
          </table:table-cell>
          <table:table-cell office:value-type="string" calcext:value-type="string">
            <text:p>h kirk camer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bert D. St. Baptist</text:p>
          </table:table-cell>
          <table:table-cell office:value-type="string" calcext:value-type="string">
            <text:p>robert d st baptist|R3P0B7|Liberal</text:p>
          </table:table-cell>
          <table:table-cell office:value-type="string" calcext:value-type="string">
            <text:p>robert|R3P0B7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innipeg South Centre Federal Liberal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3P0B7</text:p>
          </table:table-cell>
          <table:table-cell office:value-type="string" calcext:value-type="string">
            <text:p>robert d st bapt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an A. SimilarFN</text:p>
          </table:table-cell>
          <table:table-cell office:value-type="string" calcext:value-type="string">
            <text:p>dan a similarfn|M6H3J5|NDP</text:p>
          </table:table-cell>
          <table:table-cell office:value-type="string" calcext:value-type="string">
            <text:p>daniel|M6H3J5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5" office:value-type="string" calcext:value-type="string">
            <text:p>2013-07-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6H3J5</text:p>
          </table:table-cell>
          <table:table-cell office:value-type="string" calcext:value-type="string">
            <text:p>dan a similarf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an A. SimilarFN</text:p>
          </table:table-cell>
          <table:table-cell office:value-type="string" calcext:value-type="string">
            <text:p>dan a similarfn|V5V2K5|NDP</text:p>
          </table:table-cell>
          <table:table-cell office:value-type="string" calcext:value-type="string">
            <text:p>daniel|V5V2K5|N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5" office:value-type="string" calcext:value-type="string">
            <text:p>2013-10-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5V2K5</text:p>
          </table:table-cell>
          <table:table-cell office:value-type="string" calcext:value-type="string">
            <text:p>dan a similarf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aniel A. SimilarFN</text:p>
          </table:table-cell>
          <table:table-cell office:value-type="string" calcext:value-type="string">
            <text:p>daniel a similarfn|V5V2K5|NDP</text:p>
          </table:table-cell>
          <table:table-cell office:value-type="string" calcext:value-type="string">
            <text:p>daniel|V5V2K5|NDP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DP-TEST.csv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5" office:value-type="string" calcext:value-type="string">
            <text:p>2013-12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5V2K5</text:p>
          </table:table-cell>
          <table:table-cell office:value-type="string" calcext:value-type="string">
            <text:p>daniel a similarf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eter L. SimilarFN</text:p>
          </table:table-cell>
          <table:table-cell office:value-type="string" calcext:value-type="string">
            <text:p>peter l similarfn|R0M0L0|NDP</text:p>
          </table:table-cell>
          <table:table-cell office:value-type="string" calcext:value-type="string">
            <text:p>peter|R0M0L0|N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5" office:value-type="string" calcext:value-type="string">
            <text:p>2013-09-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lea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M0L0</text:p>
          </table:table-cell>
          <table:table-cell office:value-type="string" calcext:value-type="string">
            <text:p>peter l similarf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te L. SimilarFN</text:p>
          </table:table-cell>
          <table:table-cell office:value-type="string" calcext:value-type="string">
            <text:p>pete l similarfn|R0M0L0|NDP</text:p>
          </table:table-cell>
          <table:table-cell office:value-type="string" calcext:value-type="string">
            <text:p>peter|R0M0L0|NDP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5" office:value-type="string" calcext:value-type="string">
            <text:p>2013-10-2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Delea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M0L0</text:p>
          </table:table-cell>
          <table:table-cell office:value-type="string" calcext:value-type="string">
            <text:p>pete l similarf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avid N. Richardson</text:p>
          </table:table-cell>
          <table:table-cell office:value-type="string" calcext:value-type="string">
            <text:p>david n richardson|L7R4E6|NDP</text:p>
          </table:table-cell>
          <table:table-cell office:value-type="string" calcext:value-type="string">
            <text:p>david|L7R4E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urlington Federal NDP Riding Association</text:p>
          </table:table-cell>
          <table:table-cell table:style-name="ce5" office:value-type="string" calcext:value-type="string">
            <text:p>2013-12-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7R4E6</text:p>
          </table:table-cell>
          <table:table-cell office:value-type="string" calcext:value-type="string">
            <text:p>david n richards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n Battiston</text:p>
          </table:table-cell>
          <table:table-cell office:value-type="string" calcext:value-type="string">
            <text:p>ann battiston|V3N3S8|NDP</text:p>
          </table:table-cell>
          <table:table-cell office:value-type="string" calcext:value-type="string">
            <text:p>ann|V3N3S8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urnaby--New Westminster Federal NDP Riding Association</text:p>
          </table:table-cell>
          <table:table-cell table:style-name="ce5" office:value-type="string" calcext:value-type="string">
            <text:p>2013-12-29</text:p>
          </table:table-cell>
          <table:table-cell office:value-type="float" office:value="437.5" calcext:value-type="float">
            <text:p>437.5</text:p>
          </table:table-cell>
          <table:table-cell office:value-type="string" calcext:value-type="string">
            <text:p>Burnab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N3S8</text:p>
          </table:table-cell>
          <table:table-cell office:value-type="string" calcext:value-type="string">
            <text:p>ann battist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erry B. Strykermetz</text:p>
          </table:table-cell>
          <table:table-cell office:value-type="string" calcext:value-type="string">
            <text:p>terry b strykermetz|R7B3H9|NDP</text:p>
          </table:table-cell>
          <table:table-cell office:value-type="string" calcext:value-type="string">
            <text:p>terry|R7B3H9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5" office:value-type="string" calcext:value-type="string">
            <text:p>2013-09-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7B3H9</text:p>
          </table:table-cell>
          <table:table-cell office:value-type="string" calcext:value-type="string">
            <text:p>terry b strykermet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even J Kurlansky</text:p>
          </table:table-cell>
          <table:table-cell office:value-type="string" calcext:value-type="string">
            <text:p>steven j kurlansky|R8N0Z4|NDP</text:p>
          </table:table-cell>
          <table:table-cell office:value-type="string" calcext:value-type="string">
            <text:p>steven|R8N0Z4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Churchill Federal NDP Riding Association</text:p>
          </table:table-cell>
          <table:table-cell table:style-name="ce5" office:value-type="string" calcext:value-type="string">
            <text:p>2013-01-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8N0Z4</text:p>
          </table:table-cell>
          <table:table-cell office:value-type="string" calcext:value-type="string">
            <text:p>steven j kurlansk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ry Leblanc</text:p>
          </table:table-cell>
          <table:table-cell office:value-type="string" calcext:value-type="string">
            <text:p>mary leblanc|G6J1R3|NDP</text:p>
          </table:table-cell>
          <table:table-cell office:value-type="string" calcext:value-type="string">
            <text:p>mary|G6J1R3|N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aSalle--Émard Federal NDP Riding Association</text:p>
          </table:table-cell>
          <table:table-cell table:style-name="ce5" office:value-type="string" calcext:value-type="string">
            <text:p>2013-12-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aint-Étienne-de-Lauz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J1R3</text:p>
          </table:table-cell>
          <table:table-cell office:value-type="string" calcext:value-type="string">
            <text:p>mary leblanc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ie Leblanc</text:p>
          </table:table-cell>
          <table:table-cell office:value-type="string" calcext:value-type="string">
            <text:p>marie leblanc|G6J1R3|NDP</text:p>
          </table:table-cell>
          <table:table-cell office:value-type="string" calcext:value-type="string">
            <text:p>mary|G6J1R3|NDP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DP-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aSalle--Émard Federal NDP Riding Association</text:p>
          </table:table-cell>
          <table:table-cell table:style-name="ce5" office:value-type="string" calcext:value-type="string">
            <text:p>2013-08-2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Étienne-de-Lauz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J1R3</text:p>
          </table:table-cell>
          <table:table-cell office:value-type="string" calcext:value-type="string">
            <text:p>marie leblan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. Katherine F Diamond</text:p>
          </table:table-cell>
          <table:table-cell office:value-type="string" calcext:value-type="string">
            <text:p>katherine f diamond|T1K6G1|NDP</text:p>
          </table:table-cell>
          <table:table-cell office:value-type="string" calcext:value-type="string">
            <text:p>katherine|T1K6G1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5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K6G1</text:p>
          </table:table-cell>
          <table:table-cell office:value-type="string" calcext:value-type="string">
            <text:p>katherine f diamon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r. Graham Picard</text:p>
          </table:table-cell>
          <table:table-cell office:value-type="string" calcext:value-type="string">
            <text:p>graham picard|T1K1K6|NDP</text:p>
          </table:table-cell>
          <table:table-cell office:value-type="string" calcext:value-type="string">
            <text:p>graham|T1K1K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5" office:value-type="string" calcext:value-type="string">
            <text:p>2013-11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K1K6</text:p>
          </table:table-cell>
          <table:table-cell office:value-type="string" calcext:value-type="string">
            <text:p>graham picar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s. Jonathan Norway</text:p>
          </table:table-cell>
          <table:table-cell office:value-type="string" calcext:value-type="string">
            <text:p>jonathan norway|T1J3W9|NDP</text:p>
          </table:table-cell>
          <table:table-cell office:value-type="string" calcext:value-type="string">
            <text:p>jonathan|T1J3W9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5" office:value-type="string" calcext:value-type="string">
            <text:p>2013-12-1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J3W9</text:p>
          </table:table-cell>
          <table:table-cell office:value-type="string" calcext:value-type="string">
            <text:p>jonathan norwa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verest O'Neil</text:p>
          </table:table-cell>
          <table:table-cell office:value-type="string" calcext:value-type="string">
            <text:p>everest oneil|K2H7W7|NDP</text:p>
          </table:table-cell>
          <table:table-cell office:value-type="string" calcext:value-type="string">
            <text:p>everest|K2H7W7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ongueuil--Pierre-Boucher NDP Riding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pe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2H7W7</text:p>
          </table:table-cell>
          <table:table-cell office:value-type="string" calcext:value-type="string">
            <text:p>everest onei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verest O'Neil</text:p>
          </table:table-cell>
          <table:table-cell office:value-type="string" calcext:value-type="string">
            <text:p>everest oneil|H4C2A2|NDP</text:p>
          </table:table-cell>
          <table:table-cell office:value-type="string" calcext:value-type="string">
            <text:p>everest|H4C2A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ongueuil--Pierre-Boucher NDP Riding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4C2A2</text:p>
          </table:table-cell>
          <table:table-cell office:value-type="string" calcext:value-type="string">
            <text:p>everest onei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rkus X. O'Brien</text:p>
          </table:table-cell>
          <table:table-cell office:value-type="string" calcext:value-type="string">
            <text:p>markus x obrien|N8M2X6|NDP</text:p>
          </table:table-cell>
          <table:table-cell office:value-type="string" calcext:value-type="string">
            <text:p>markus|N8M2X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Windsor West Federal NDP Riding Association</text:p>
          </table:table-cell>
          <table:table-cell table:style-name="ce5" office:value-type="string" calcext:value-type="string">
            <text:p>2013-12-31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8M2X6</text:p>
          </table:table-cell>
          <table:table-cell office:value-type="string" calcext:value-type="string">
            <text:p>markus x obrien</text:p>
          </table:table-cell>
        </table:table-row>
        <table:table-row table:style-name="ro1" table:number-rows-repeated="10484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00-00-00</text:date>, <text:time style:data-style-name="N2" text:time-value="19:43:47.470248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9:58:12.353357403</dc:date>
    <meta:editing-duration>PT14M40S</meta:editing-duration>
    <meta:editing-cycles>3</meta:editing-cycles>
    <meta:generator>LibreOffice/4.3.4.1$Linux_X86_64 LibreOffice_project/430m0$Build-1</meta:generator>
    <meta:document-statistic meta:table-count="1" meta:cell-count="2128" meta:object-count="0"/>
  </office:meta>
</office:document-meta>
</file>